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fd1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fd1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fd1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fd1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fd1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fd1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fd1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fd1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fd1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fd1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fd1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fd1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fd1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fd1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fd1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fd1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fd1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Génesis Angelimar Bello Licont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3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7025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Bernardo Jose Be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288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0.4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8" meta:non-whitespace-character-count="1001"/>
    <meta:template xlink:type="simple" xlink:actuate="onRequest" xlink:title="Normal" xlink:href=""/>
  </office:meta>
</office:document-meta>
</file>